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6c3d3" officeooo:paragraph-rsid="0016c3d3"/>
    </style:style>
    <style:style style:name="P2" style:family="paragraph" style:parent-style-name="Standard">
      <style:text-properties officeooo:rsid="001e4968" officeooo:paragraph-rsid="001e4968"/>
    </style:style>
    <style:style style:name="P3" style:family="paragraph" style:parent-style-name="Standard">
      <style:text-properties officeooo:rsid="001e4968" officeooo:paragraph-rsid="0020248b"/>
    </style:style>
    <style:style style:name="P4" style:family="paragraph" style:parent-style-name="Standard">
      <style:text-properties style:text-underline-style="solid" style:text-underline-width="auto" style:text-underline-color="font-color" officeooo:rsid="0016c3d3" officeooo:paragraph-rsid="0016c3d3"/>
    </style:style>
    <style:style style:name="P5" style:family="paragraph" style:parent-style-name="Standard">
      <style:text-properties style:text-underline-style="solid" style:text-underline-width="auto" style:text-underline-color="font-color" officeooo:rsid="001e4968" officeooo:paragraph-rsid="001e4968"/>
    </style:style>
    <style:style style:name="P6" style:family="paragraph" style:parent-style-name="Standard">
      <style:text-properties style:text-underline-style="solid" style:text-underline-width="auto" style:text-underline-color="font-color" officeooo:rsid="0020248b" officeooo:paragraph-rsid="0020248b"/>
    </style:style>
    <style:style style:name="P7" style:family="paragraph" style:parent-style-name="Standard">
      <style:text-properties officeooo:rsid="001fda51" officeooo:paragraph-rsid="001fda51"/>
    </style:style>
    <style:style style:name="P8" style:family="paragraph" style:parent-style-name="Standard">
      <style:text-properties officeooo:rsid="0020248b" officeooo:paragraph-rsid="0020248b"/>
    </style:style>
    <style:style style:name="P9" style:family="paragraph" style:parent-style-name="Standard">
      <style:text-properties officeooo:rsid="0020c83c" officeooo:paragraph-rsid="0020c83c"/>
    </style:style>
    <style:style style:name="P10" style:family="paragraph" style:parent-style-name="Standard">
      <style:text-properties officeooo:rsid="00238658" officeooo:paragraph-rsid="00238658"/>
    </style:style>
    <style:style style:name="P11" style:family="paragraph" style:parent-style-name="Standard">
      <style:text-properties officeooo:rsid="001fda51" officeooo:paragraph-rsid="001fda51"/>
    </style:style>
    <style:style style:name="P12" style:family="paragraph" style:parent-style-name="Standard">
      <style:text-properties officeooo:rsid="00259527" officeooo:paragraph-rsid="00259527"/>
    </style:style>
    <style:style style:name="T1" style:family="text">
      <style:text-properties officeooo:rsid="001e4968"/>
    </style:style>
    <style:style style:name="T2" style:family="text">
      <style:text-properties officeooo:rsid="00202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9">Valeurs attributs</text:p>
      <text:p text:style-name="P1"/>
      <text:p text:style-name="P6">Transport</text:p>
      <text:p text:style-name="P8"/>
      <text:p text:style-name="P8">avion</text:p>
      <text:p text:style-name="P8">train</text:p>
      <text:p text:style-name="P10">bus</text:p>
      <text:p text:style-name="P1"/>
      <text:p text:style-name="P4">M<text:span text:style-name="T1">é</text:span>t<text:span text:style-name="T1">é</text:span>o</text:p>
      <text:p text:style-name="P1"/>
      <text:p text:style-name="P7">neige</text:p>
      <text:p text:style-name="P7">froid</text:p>
      <text:p text:style-name="P7">tempéré</text:p>
      <text:p text:style-name="P7">soleil</text:p>
      <text:p text:style-name="P7">pluie</text:p>
      <text:p text:style-name="P12">grande chaleur</text:p>
      <text:p text:style-name="P1"/>
      <text:p text:style-name="P4"><text:span text:style-name="T2">E</text:span>nvironnement</text:p>
      <text:p text:style-name="P1"/>
      <text:p text:style-name="P3">jungle</text:p>
      <text:p text:style-name="P3">foret</text:p>
      <text:p text:style-name="P2">montagne</text:p>
      <text:p text:style-name="P3">mer</text:p>
      <text:p text:style-name="P3">océan</text:p>
      <text:p text:style-name="P2">désert</text:p>
      <text:p text:style-name="P7">plaine</text:p>
      <text:p text:style-name="P2"/>
      <text:p text:style-name="P5"><text:span text:style-name="T2">U</text:span>rbanisme</text:p>
      <text:p text:style-name="P2"/>
      <text:p text:style-name="P7">métropole</text:p>
      <text:p text:style-name="P7">ville</text:p>
      <text:p text:style-name="P7">village</text:p>
      <text:p text:style-name="P7">natur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15:11.197449926</meta:creation-date>
    <dc:date>2019-05-10T17:25:52.075613879</dc:date>
    <meta:editing-duration>PT2H52M42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25" meta:word-count="27" meta:character-count="174" meta:non-whitespace-character-count="172"/>
  </office:meta>
</office:document-meta>
</file>